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20.95mm"/>
    </style:style>
    <style:style style:name="co6" style:family="table-column">
      <style:table-column-properties fo:break-before="auto" style:column-width="56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Bill of Material – Heavy Rubber Wallet</text:p>
          </table:table-cell>
          <table:covered-table-cell table:style-name="ce2"/>
          <table:covered-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name:</text:p>
          </table:table-cell>
          <table:table-cell office:value-type="string" calcext:value-type="string">
            <text:p>Heavy Rubber Wal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19/09/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of Designer:</text:p>
          </table:table-cell>
          <table:table-cell office:value-type="string" calcext:value-type="string">
            <text:p>Latexd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 Link:</text:p>
          </table:table-cell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Price:</text:p>
          </table:table-cell>
          <table:table-cell table:style-name="ce3" table:formula="of:=SUM([.D11:.D31])" office:value-type="currency" office:currency="EUR" office:value="21.25" calcext:value-type="currency">
            <text:p>21,25 €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w Post, 8mm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string" calcext:value-type="string">
            <text:p><text:a xlink:href="https://www.amazon.de/gp/product/B01BU2SCT2" xlink:type="simple">https://www.amazon.de/gp/product/B01BU2SCT2</text:a></text:p>
          </table:table-cell>
          <table:table-cell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Set of Buttons, 2 piec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office:value-type="string" calcext:value-type="string">
            <text:p><text:a xlink:href="https://www.loxx.shop/neu/loxx-box-lifestyle-standard-henry-nickel/a-502" xlink:type="simple">https://www.loxx.shop/neu/loxx-box-lifestyle-standard-henry-nickel/a-502</text:a></text:p>
          </table:table-cell>
          <table:table-cell/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Back- and Frontpiece, 170*220mm²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4" calcext:value-type="currency">
            <text:p>0,94 €</text:p>
          </table:table-cell>
          <table:table-cell office:value-type="string" calcext:value-type="string">
            <text:p><text:a xlink:href="https://www.amazon.de/gp/product/B0043BO6QQ" xlink:type="simple">https://www.amazon.de/gp/product/B0043BO6QQ</text:a></text:p>
          </table:table-cell>
          <table:table-cell office:value-type="string" calcext:value-type="string">
            <text:p>Heavy Rubber, 4mm, with textile</text:p>
          </table:table-cell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Sides, 100*60mm²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string" calcext:value-type="string">
            <text:p><text:a xlink:href="https://www.amazon.de/gp/product/B0043BPUL6" xlink:type="simple">https://www.amazon.de/gp/product/B0043BPUL6</text:a></text:p>
          </table:table-cell>
          <table:table-cell office:value-type="string" calcext:value-type="string">
            <text:p>Heavy Rubber, 2mm</text:p>
          </table:table-cell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Belt buckle, 30*80mm²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string" calcext:value-type="string">
            <text:p><text:a xlink:href="https://www.amazon.de/gp/product/B0043BO6QQ" xlink:type="simple">https://www.amazon.de/gp/product/B0043BO6QQ</text:a></text:p>
          </table:table-cell>
          <table:table-cell office:value-type="string" calcext:value-type="string">
            <text:p>Heavy Rubber, 4mm, with textile</text:p>
          </table:table-cell>
        </table:table-row>
        <table:table-row table:style-name="ro1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Top, 170*120mm²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9" calcext:value-type="currency">
            <text:p>0,39 €</text:p>
          </table:table-cell>
          <table:table-cell office:value-type="string" calcext:value-type="string">
            <text:p><text:a xlink:href="https://www.amazon.de/gp/product/B0043BPUL6" xlink:type="simple">https://www.amazon.de/gp/product/B0043BPUL6</text:a></text:p>
          </table:table-cell>
          <table:table-cell office:value-type="string" calcext:value-type="string">
            <text:p>Heavy Rubber, 2mm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9:55:12.019464198</meta:creation-date>
    <meta:generator>LibreOffice/6.0.7.3$Linux_X86_64 LibreOffice_project/00m0$Build-3</meta:generator>
    <dc:date>2019-09-27T22:12:56.081248833</dc:date>
    <meta:editing-duration>PT6M42S</meta:editing-duration>
    <meta:editing-cycles>1</meta:editing-cycles>
    <meta:document-statistic meta:table-count="1" meta:cell-count="51" meta:object-count="0"/>
  </office:meta>
</office:document-meta>
</file>